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24a0" officeooo:paragraph-rsid="000324a0"/>
    </style:style>
    <style:style style:name="P2" style:family="paragraph" style:parent-style-name="Standard">
      <style:text-properties officeooo:rsid="000324a0" officeooo:paragraph-rsid="000324a0" fo:background-color="#ffff00"/>
    </style:style>
    <style:style style:name="P3" style:family="paragraph" style:parent-style-name="Standard">
      <style:text-properties officeooo:rsid="000324a0" officeooo:paragraph-rsid="000324a0" fo:background-color="transparent"/>
    </style:style>
    <style:style style:name="P4" style:family="paragraph" style:parent-style-name="Standard">
      <style:text-properties officeooo:rsid="00050000" officeooo:paragraph-rsid="00050000" fo:background-color="transparent"/>
    </style:style>
    <style:style style:name="P5" style:family="paragraph" style:parent-style-name="Standard">
      <style:text-properties officeooo:rsid="00066d7d" officeooo:paragraph-rsid="00066d7d" fo:background-color="transparent"/>
    </style:style>
    <style:style style:name="P6" style:family="paragraph" style:parent-style-name="Standard">
      <style:text-properties officeooo:rsid="00073253" officeooo:paragraph-rsid="00073253" fo:background-color="transparent"/>
    </style:style>
    <style:style style:name="T1" style:family="text">
      <style:text-properties officeooo:rsid="000af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laravel to sqlite</text:p>
      <text:p text:style-name="Standard"><text:a xlink:type="simple" xlink:href="https://www.dorusomcutean.com/use-sqlite-database-in-laravel-project-with-php-storm/" text:style-name="Internet_20_link" text:visited-style-name="Visited_20_Internet_20_Link">https://www.dorusomcutean.com/use-sqlite-database-in-laravel-project-with-php-storm/</text:a></text:p>
      <text:p text:style-name="Standard"/>
      <text:p text:style-name="Standard"/>
      <text:p text:style-name="P2">sedang dikerjakan </text:p>
      <text:p text:style-name="P3">download sqlite untuk windows</text:p>
      <text:p text:style-name="P3"/>
      <text:p text:style-name="P4">akan dikerjakan</text:p>
      <text:p text:style-name="P4">setting procfile agar connect ke heroku</text:p>
      <text:p text:style-name="P4"/>
      <text:p text:style-name="P4">laravel kirim json ke google app script</text:p>
      <text:p text:style-name="P4"/>
      <text:p text:style-name="P5">web programming unpas</text:p>
      <text:p text:style-name="P4"><text:a xlink:type="simple" xlink:href="https://www.youtube.com/playlist?list=PLFIM0718LjIWiihbBIq-SWPU6b6x21Q_2" text:style-name="Internet_20_link" text:visited-style-name="Visited_20_Internet_20_Link">https://www.youtube.com/playlist?list=PLFIM0718LjIWiihbBIq-SWPU6b6x21Q_2</text:a></text:p>
      <text:p text:style-name="P4"/>
      <text:p text:style-name="P4"/>
      <text:p text:style-name="P6">push to heroku</text:p>
      <text:p text:style-name="P6">git push heroku <text:span text:style-name="T1">main</text:span></text:p>
      <text:p text:style-name="P6"/>
      <text:p text:style-name="P6"/>
      <text:p text:style-name="P6">push to git</text:p>
      <text:p text:style-name="P6">git add .</text:p>
      <text:p text:style-name="P6">git commit -m “proses”</text:p>
      <text:p text:style-name="P6">git push -u origin main</text:p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14:44:39.631000000</dc:date>
    <meta:editing-duration>PT9M36S</meta:editing-duration>
    <meta:editing-cycles>8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5" meta:word-count="52" meta:character-count="437" meta:non-whitespace-character-count="399"/>
  </office:meta>
</office:document-meta>
</file>